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4375in"/>
    </style:style>
    <style:style style:name="Table1.B" style:family="table-column">
      <style:table-column-properties style:column-width="4.2604in"/>
    </style:style>
    <style:style style:name="Table1.A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B1" style:family="table-cell">
      <style:table-cell-properties fo:padding="0.0382in" fo:border="0.05pt solid #000000"/>
    </style:style>
    <style:style style:name="Table1.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4375in"/>
    </style:style>
    <style:style style:name="Table2.B" style:family="table-column">
      <style:table-column-properties style:column-width="4.2604in"/>
    </style:style>
    <style:style style:name="Table2.A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2.B1" style:family="table-cell">
      <style:table-cell-properties fo:padding="0.0382in" fo:border="0.05pt solid #000000"/>
    </style:style>
    <style:style style:name="Table2.2" style:family="table-row">
      <style:table-row-properties style:min-row-height="1.2938in"/>
    </style:style>
    <style:style style:name="Table2.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4375in"/>
    </style:style>
    <style:style style:name="Table3.B" style:family="table-column">
      <style:table-column-properties style:column-width="4.2604in"/>
    </style:style>
    <style:style style:name="Table3.A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3.B1" style:family="table-cell">
      <style:table-cell-properties fo:padding="0.0382in" fo:border="0.05pt solid #000000"/>
    </style:style>
    <style:style style:name="Table3.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74f56" officeooo:paragraph-rsid="00174f56"/>
    </style:style>
    <style:style style:name="P3" style:family="paragraph" style:parent-style-name="Standard">
      <style:paragraph-properties fo:line-height="150%"/>
      <style:text-properties style:font-name="Ubuntu" fo:font-size="15pt" fo:font-weight="normal" officeooo:rsid="00174f56" officeooo:paragraph-rsid="00174f56" style:font-size-asian="11pt" style:font-weight-asian="normal" style:font-size-complex="11pt" style:font-weight-complex="normal"/>
    </style:style>
    <style:style style:name="P4" style:family="paragraph" style:parent-style-name="Standard">
      <style:text-properties officeooo:rsid="00174f56" officeooo:paragraph-rsid="00174f56"/>
    </style:style>
    <style:style style:name="P5" style:family="paragraph" style:parent-style-name="Standard">
      <style:text-properties officeooo:rsid="0013a93e" officeooo:paragraph-rsid="0013a93e"/>
    </style:style>
    <style:style style:name="P6" style:family="paragraph" style:parent-style-name="Standard">
      <style:text-properties officeooo:paragraph-rsid="00174f56"/>
    </style:style>
    <style:style style:name="P7" style:family="paragraph" style:parent-style-name="Table_20_Contents">
      <style:text-properties officeooo:rsid="00174f56" officeooo:paragraph-rsid="00174f56"/>
    </style:style>
    <style:style style:name="P8" style:family="paragraph" style:parent-style-name="Table_20_Contents">
      <style:paragraph-properties fo:text-align="justify" style:justify-single-word="false"/>
      <style:text-properties officeooo:rsid="00174f56" officeooo:paragraph-rsid="00174f56"/>
    </style:style>
    <style:style style:name="P9" style:family="paragraph" style:parent-style-name="Table_20_Contents">
      <style:paragraph-properties fo:text-align="justify" style:justify-single-word="false"/>
      <style:text-properties officeooo:rsid="001a2709" officeooo:paragraph-rsid="001a2709"/>
    </style:style>
    <style:style style:name="P10" style:family="paragraph" style:parent-style-name="Table_20_Contents">
      <style:text-properties officeooo:rsid="001a83fb" officeooo:paragraph-rsid="001a83fb"/>
    </style:style>
    <style:style style:name="P11" style:family="paragraph" style:parent-style-name="Table_20_Contents">
      <style:paragraph-properties fo:text-align="justify" style:justify-single-word="false"/>
      <style:text-properties officeooo:rsid="001a83fb" officeooo:paragraph-rsid="001a83fb"/>
    </style:style>
    <style:style style:name="P12" style:family="paragraph" style:parent-style-name="Table_20_Contents">
      <style:text-properties officeooo:paragraph-rsid="00174f56"/>
    </style:style>
    <style:style style:name="P13" style:family="paragraph" style:parent-style-name="Table_20_Contents">
      <style:text-properties officeooo:rsid="001bebf2" officeooo:paragraph-rsid="001bebf2"/>
    </style:style>
    <style:style style:name="P14" style:family="paragraph" style:parent-style-name="Table_20_Contents">
      <style:paragraph-properties fo:text-align="justify" style:justify-single-word="false"/>
      <style:text-properties officeooo:rsid="001bebf2" officeooo:paragraph-rsid="001bebf2"/>
    </style:style>
    <style:style style:name="P15" style:family="paragraph" style:parent-style-name="Table_20_Contents">
      <style:paragraph-properties fo:text-align="justify" style:justify-single-word="false"/>
      <style:text-properties officeooo:rsid="001cfeba" officeooo:paragraph-rsid="001cfeba"/>
    </style:style>
    <style:style style:name="P16" style:family="paragraph" style:parent-style-name="Table_20_Contents">
      <style:paragraph-properties fo:text-align="justify" style:justify-single-word="false"/>
      <style:text-properties officeooo:paragraph-rsid="00174f56"/>
    </style:style>
    <style:style style:name="P17" style:family="paragraph" style:parent-style-name="Standard">
      <style:paragraph-properties fo:line-height="150%"/>
      <style:text-properties style:font-name="Ubuntu" fo:font-size="15pt" officeooo:rsid="00174f56" officeooo:paragraph-rsid="00174f56" style:font-size-asian="11pt" style:font-size-complex="11pt"/>
    </style:style>
    <style:style style:name="P18" style:family="paragraph" style:parent-style-name="Standard">
      <style:text-properties style:font-name="Ubuntu" fo:font-size="18pt" officeooo:rsid="00174f56" officeooo:paragraph-rsid="00174f56"/>
    </style:style>
    <style:style style:name="P19" style:family="paragraph" style:parent-style-name="Standard">
      <style:paragraph-properties fo:text-align="justify" style:justify-single-word="false"/>
      <style:text-properties officeooo:paragraph-rsid="001fe8dc"/>
    </style:style>
    <style:style style:name="P20" style:family="paragraph" style:parent-style-name="Standard">
      <style:paragraph-properties fo:line-height="100%" fo:text-align="justify" style:justify-single-word="false"/>
      <style:text-properties officeooo:paragraph-rsid="00174f56"/>
    </style:style>
    <style:style style:name="P21" style:family="paragraph" style:parent-style-name="Standard">
      <style:paragraph-properties fo:line-height="150%" fo:break-before="page"/>
      <style:text-properties style:font-name="Ubuntu" fo:font-size="18pt" officeooo:rsid="00174f56" officeooo:paragraph-rsid="00174f56"/>
    </style:style>
    <style:style style:name="P22" style:family="paragraph" style:parent-style-name="Table_20_Contents" style:list-style-name="L1">
      <style:text-properties officeooo:rsid="00174f56" officeooo:paragraph-rsid="00174f56"/>
    </style:style>
    <style:style style:name="P23" style:family="paragraph" style:parent-style-name="Table_20_Contents" style:list-style-name="L1">
      <style:text-properties officeooo:rsid="001a83fb" officeooo:paragraph-rsid="001a83fb"/>
    </style:style>
    <style:style style:name="P24" style:family="paragraph" style:parent-style-name="Table_20_Contents" style:list-style-name="L2">
      <style:text-properties officeooo:rsid="001a83fb" officeooo:paragraph-rsid="001a83fb"/>
    </style:style>
    <style:style style:name="P25" style:family="paragraph" style:parent-style-name="Table_20_Contents" style:list-style-name="L2">
      <style:paragraph-properties fo:text-align="justify" style:justify-single-word="false"/>
      <style:text-properties officeooo:rsid="001a83fb" officeooo:paragraph-rsid="001a83fb"/>
    </style:style>
    <style:style style:name="P26" style:family="paragraph" style:parent-style-name="Table_20_Contents" style:list-style-name="L2">
      <style:paragraph-properties fo:text-align="justify" style:justify-single-word="false"/>
      <style:text-properties officeooo:rsid="001974bf" officeooo:paragraph-rsid="001a83fb"/>
    </style:style>
    <style:style style:name="P27" style:family="paragraph" style:parent-style-name="Table_20_Contents" style:list-style-name="L3">
      <style:paragraph-properties fo:text-align="justify" style:justify-single-word="false"/>
      <style:text-properties officeooo:rsid="001974bf" officeooo:paragraph-rsid="001974bf"/>
    </style:style>
    <style:style style:name="P28" style:family="paragraph" style:parent-style-name="Table_20_Contents" style:list-style-name="L4">
      <style:text-properties officeooo:rsid="001bebf2" officeooo:paragraph-rsid="001bebf2"/>
    </style:style>
    <style:style style:name="P29" style:family="paragraph" style:parent-style-name="Table_20_Contents" style:list-style-name="L5">
      <style:text-properties officeooo:rsid="001bebf2" officeooo:paragraph-rsid="001bebf2"/>
    </style:style>
    <style:style style:name="T1" style:family="text">
      <style:text-properties officeooo:rsid="00174f56"/>
    </style:style>
    <style:style style:name="T2" style:family="text">
      <style:text-properties officeooo:rsid="0013a93e"/>
    </style:style>
    <style:style style:name="T3" style:family="text">
      <style:text-properties style:text-position="super 58%" officeooo:rsid="00174f56"/>
    </style:style>
    <style:style style:name="T4" style:family="text">
      <style:text-properties officeooo:rsid="00181a95"/>
    </style:style>
    <style:style style:name="T5" style:family="text">
      <style:text-properties officeooo:rsid="001974bf"/>
    </style:style>
    <style:style style:name="T6" style:family="text">
      <style:text-properties officeooo:rsid="001bebf2"/>
    </style:style>
    <style:style style:name="T7" style:family="text">
      <style:text-properties officeooo:rsid="001d1800"/>
    </style:style>
    <style:style style:name="T8" style:family="text">
      <style:text-properties officeooo:rsid="001e2063"/>
    </style:style>
    <style:style style:name="T9" style:family="text">
      <style:text-properties officeooo:rsid="001ed296"/>
    </style:style>
    <style:style style:name="T10" style:family="text">
      <style:text-properties officeooo:rsid="001fe8dc"/>
    </style:style>
    <style:style style:name="T11" style:family="text">
      <style:text-properties officeooo:rsid="0020db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actical Research</text:span><text:span text:style-name="T2"> | </text:span><text:span text:style-name="T1">4</text:span><text:span text:style-name="T3">th</text:span><text:span text:style-name="T1"> </text:span><text:span text:style-name="T2">Quarter</text:span></text:p>
      <text:p text:style-name="P2">Task 6: Review of Related Literature &amp; Studies</text:p>
      <text:p text:style-name="P1"><text:span text:style-name="T1">March 23</text:span><text:span text:style-name="T2"> 2021</text:span></text:p>
      <text:p text:style-name="P5"/>
      <text:p text:style-name="P3">Proposed Topic</text:p>
      <text:p text:style-name="P4"><text:tab/>Optimal Learning Strategy for Learning Python: A Qualitative Study on the Optimal Learning Strategy for Python Learners.</text:p>
      <text:p text:style-name="P4"/>
      <text:p text:style-name="P17">Literature 1</text:p>
      <table:table table:name="Table1" table:style-name="Table1">
        <table:table-column table:style-name="Table1.A"/>
        <table:table-column table:style-name="Table1.B"/>
        <table:table-row>
          <table:table-cell table:style-name="Table1.A1" office:value-type="string">
            <text:p text:style-name="P7">Author, Title, Year</text:p>
          </table:table-cell>
          <table:table-cell table:style-name="Table1.B1" office:value-type="string">
            <text:list xml:id="list3722894654" text:style-name="L1">
              <text:list-item>
                <text:p text:style-name="P22">Eva Meszarosova</text:p>
              </text:list-item>
              <text:list-item>
                <text:p text:style-name="P23">Is Python an Appropriate Programming Language for Teaching Programming in Secondary Schools?</text:p>
              </text:list-item>
              <text:list-item>
                <text:p text:style-name="P23">2016</text:p>
              </text:list-item>
            </text:list>
          </table:table-cell>
        </table:table-row>
        <table:table-row>
          <table:table-cell table:style-name="Table1.A2" office:value-type="string">
            <text:p text:style-name="P7">Research Problem and Objective/s</text:p>
          </table:table-cell>
          <table:table-cell table:style-name="Table1.B6" office:value-type="string">
            <text:p text:style-name="P14">Is Python an Appropriate Programming Language for Teaching Programming in Secondary Schools?</text:p>
          </table:table-cell>
        </table:table-row>
        <table:table-row>
          <table:table-cell table:style-name="Table1.A2" office:value-type="string">
            <text:p text:style-name="P7">Research Design</text:p>
          </table:table-cell>
          <table:table-cell table:style-name="Table1.B6" office:value-type="string">
            <text:p text:style-name="P11">Survey</text:p>
          </table:table-cell>
        </table:table-row>
        <table:table-row>
          <table:table-cell table:style-name="Table1.A2" office:value-type="string">
            <text:p text:style-name="P7">Key Findings</text:p>
          </table:table-cell>
          <table:table-cell table:style-name="Table1.B6" office:value-type="string">
            <text:p text:style-name="P8">Python has many factors that make it a considerable language to learn, <text:span text:style-name="T6">such as its readability, its directness, its availability, and many more</text:span>.</text:p>
          </table:table-cell>
        </table:table-row>
        <table:table-row>
          <table:table-cell table:style-name="Table1.A2" office:value-type="string">
            <text:p text:style-name="P7">Conclusion</text:p>
          </table:table-cell>
          <table:table-cell table:style-name="Table1.B6" office:value-type="string">
            <text:p text:style-name="P14">Python may not fulfill the requirements of the teachers, if you compare it to other programming languages, it clearly does better than most of them.</text:p>
          </table:table-cell>
        </table:table-row>
        <table:table-row>
          <table:table-cell table:style-name="Table1.A2" office:value-type="string">
            <text:p text:style-name="P7">URL Link</text:p>
          </table:table-cell>
          <table:table-cell table:style-name="Table1.B6" office:value-type="string">
            <text:p text:style-name="Table_20_Contents"><text:a xlink:type="simple" xlink:href="https://sciendo.com/article/10.1515/ijicte-2015-0005" text:style-name="Internet_20_link" text:visited-style-name="Visited_20_Internet_20_Link"><text:span text:style-name="T1">https://sciendo.com/article/10.1515/ijicte-2015-0005</text:span></text:a></text:p>
          </table:table-cell>
        </table:table-row>
      </table:table>
      <text:p text:style-name="P4"/>
      <text:p text:style-name="P17">Literature 2</text:p>
      <table:table table:name="Table2" table:style-name="Table2">
        <table:table-column table:style-name="Table2.A"/>
        <table:table-column table:style-name="Table2.B"/>
        <table:table-row>
          <table:table-cell table:style-name="Table2.A1" office:value-type="string">
            <text:p text:style-name="P7">Author, Title, Year</text:p>
          </table:table-cell>
          <table:table-cell table:style-name="Table2.B1" office:value-type="string">
            <text:list xml:id="list1495627251" text:style-name="L2">
              <text:list-item>
                <text:p text:style-name="P24">Authors</text:p>
                <text:list>
                  <text:list-item>
                    <text:p text:style-name="P25">Siti Rosminah Derus</text:p>
                  </text:list-item>
                  <text:list-item>
                    <text:p text:style-name="P25">Ahmad Zamzuri Mohamad Ali</text:p>
                  </text:list-item>
                </text:list>
              </text:list-item>
              <text:list-item>
                <text:p text:style-name="P26">Difficulties in Learning Programming: Views of </text:p>
                <text:list>
                  <text:list-header>
                    <text:p text:style-name="P26">Students</text:p>
                  </text:list-header>
                </text:list>
              </text:list-item>
              <text:list-item>
                <text:p text:style-name="P24">2012</text:p>
              </text:list-item>
            </text:list>
          </table:table-cell>
        </table:table-row>
        <table:table-row table:style-name="Table2.2">
          <table:table-cell table:style-name="Table2.A2" office:value-type="string">
            <text:p text:style-name="P7">Research Problem and Objective/s</text:p>
          </table:table-cell>
          <table:table-cell table:style-name="Table2.B6" office:value-type="string">
            <text:list xml:id="list3504538224" text:style-name="L3">
              <text:list-item>
                <text:p text:style-name="P27">To know the level of understanding of different topics of the Fundamental Programming course.</text:p>
              </text:list-item>
              <text:list-item>
                <text:p text:style-name="P27">To investigate the nature of difficulties while learning Fundamental Programming course.</text:p>
              </text:list-item>
              <text:list-item>
                <text:p text:style-name="P27">To get an overview of the situation that would help to learn Fundamental Programming course.</text:p>
              </text:list-item>
              <text:list-item>
                <text:p text:style-name="P27">To investigate the factors that <text:s/>lead to perform poorly in Fundamental Programming course.</text:p>
              </text:list-item>
              <text:list-item>
                <text:p text:style-name="P27">To know the level of agreement if using visualization tools to visualize the program execution will help in learning Fundamental Programming.</text:p>
              </text:list-item>
            </text:list>
          </table:table-cell>
        </table:table-row>
        <table:table-row>
          <table:table-cell table:style-name="Table2.A2" office:value-type="string">
            <text:p text:style-name="P7">Research Design</text:p>
          </table:table-cell>
          <table:table-cell table:style-name="Table2.B6" office:value-type="string">
            <text:p text:style-name="P10">Survey</text:p>
          </table:table-cell>
        </table:table-row>
        <table:table-row>
          <table:table-cell table:style-name="Table2.A2" office:value-type="string">
            <text:p text:style-name="P7">Key Findings</text:p>
          </table:table-cell>
          <table:table-cell table:style-name="Table2.B6" office:value-type="string">
            <text:p text:style-name="P9">Visually learning programming can have a positive impact on a student’s learning.</text:p>
          </table:table-cell>
        </table:table-row>
        <text:soft-page-break/>
        <table:table-row>
          <table:table-cell table:style-name="Table2.A2" office:value-type="string">
            <text:p text:style-name="P7">Conclusion</text:p>
          </table:table-cell>
          <table:table-cell table:style-name="Table2.B6" office:value-type="string">
            <text:p text:style-name="P9">Visualization of <text:span text:style-name="T9">the </text:span>course brings the most out of students’ learning.</text:p>
          </table:table-cell>
        </table:table-row>
        <table:table-row>
          <table:table-cell table:style-name="Table2.A2" office:value-type="string">
            <text:p text:style-name="P7">URL Link</text:p>
          </table:table-cell>
          <table:table-cell table:style-name="Table2.B6" office:value-type="string">
            <text:p text:style-name="P16"><text:a xlink:type="simple" xlink:href="https://d1wqtxts1xzle7.cloudfront.net/31715369/ICCIE2012_siti_rosminah.pdf?1376392309=&amp;response-content-disposition=inline%3B+filename%3DDIFFICULTIES_IN_LEARNING_PROGRAMMING_VIE.pdf&amp;Expires=1616571988&amp;Signature=DRQjvc2YayQbI2NY6OceMZwIyc8-eHBwzSup4UkLpIXjCpsX3jvIoR7Lj7WpZMh-MRQBChvW9UJuil-DsEzQjpWHicru5~j-7WDqj~rebVwcrTxs9t99ous3eUkiAUtYXYH2pRsGf6sesMzx1KzjavphjV3uvu409Sgy1sqEyo1IVR8D5hHULhPJPsTAMqLm1fykmJpYK4RBwwFdAjJVGr0E8B6jvfaVQNFFLt0ihyQcU0Mmmz82h9jSI8wuJd1xhDX4bew2MJ6dEUw0FBIBJFb4mowno9LYbFrAL2pEdlzCrd~r2DEy6AdZcRtI579lOeyaIJIflouT11L0pQbyGw__&amp;Key-Pair-Id=APKAJLOHF5GGSLRBV4ZA" text:style-name="Internet_20_link" text:visited-style-name="Visited_20_Internet_20_Link"><text:span text:style-name="T5">https://d1wqtxts1xzle7.cloudfront.net/31715369/ICCIE2012_siti_rosminah.pdf?1376392309=&amp;response-content-disposition=inline%3B+filename%3DDIFFICULTIES_IN_LEARNING_PROGRAMMING_VIE.pdf&amp;Expires=1616571988&amp;Signature=DRQjvc2YayQbI2NY6OceMZwIyc8-eHBwzSup4UkLpIXjCpsX3jvIoR7Lj7WpZMh-MRQBChvW9UJuil-DsEzQjpWHicru5~j-7WDqj~rebVwcrTxs9t99ous3eUkiAUtYXYH2pRsGf6sesMzx1KzjavphjV3uvu409Sgy1sqEyo1IVR8D5hHULhPJPsTAMqLm1fykmJpYK4RBwwFdAjJVGr0E8B6jvfaVQNFFLt0ihyQcU0Mmmz82h9jSI8wuJd1xhDX4bew2MJ6dEUw0FBIBJFb4mowno9LYbFrAL2pEdlzCrd~r2DEy6AdZcRtI579lOeyaIJIflouT11L0pQbyGw__&amp;Key-Pair-Id=APKAJLOHF5GGSLRBV4ZA</text:span></text:a></text:p>
          </table:table-cell>
        </table:table-row>
      </table:table>
      <text:p text:style-name="P4"/>
      <text:p text:style-name="P17">Literature 3</text:p>
      <table:table table:name="Table3" table:style-name="Table3">
        <table:table-column table:style-name="Table3.A"/>
        <table:table-column table:style-name="Table3.B"/>
        <table:table-row>
          <table:table-cell table:style-name="Table3.A1" office:value-type="string">
            <text:p text:style-name="P7">Author, Title, Year</text:p>
          </table:table-cell>
          <table:table-cell table:style-name="Table3.B1" office:value-type="string">
            <text:list xml:id="list2026830740" text:style-name="L4">
              <text:list-item>
                <text:p text:style-name="P28">Authors</text:p>
                <text:list>
                  <text:list-item>
                    <text:p text:style-name="P28">John Maltby</text:p>
                  </text:list-item>
                  <text:list-item>
                    <text:p text:style-name="P28">Jan Whittle</text:p>
                  </text:list-item>
                </text:list>
              </text:list-item>
              <text:list-item>
                <text:p text:style-name="P28">Learn Programming Online: Student Perceptions and Performance</text:p>
              </text:list-item>
              <text:list-item>
                <text:p text:style-name="P28">2003</text:p>
              </text:list-item>
            </text:list>
          </table:table-cell>
        </table:table-row>
        <table:table-row>
          <table:table-cell table:style-name="Table3.A2" office:value-type="string">
            <text:p text:style-name="P7">Research Problem and Objective/s</text:p>
          </table:table-cell>
          <table:table-cell table:style-name="Table3.B6" office:value-type="string">
            <text:p text:style-name="P14">To test the effectiveness of online delivery of programming units.</text:p>
          </table:table-cell>
        </table:table-row>
        <table:table-row>
          <table:table-cell table:style-name="Table3.A2" office:value-type="string">
            <text:p text:style-name="P7">Research Design</text:p>
          </table:table-cell>
          <table:table-cell table:style-name="Table3.B6" office:value-type="string">
            <text:p text:style-name="P13">Quantitative Paradigm / Questionnaire</text:p>
          </table:table-cell>
        </table:table-row>
        <table:table-row>
          <table:table-cell table:style-name="Table3.A2" office:value-type="string">
            <text:p text:style-name="P7">Key Findings</text:p>
          </table:table-cell>
          <table:table-cell table:style-name="Table3.B6" office:value-type="string">
            <text:p text:style-name="P13">Online learning can:</text:p>
            <text:list xml:id="list2485305935" text:style-name="L5">
              <text:list-item>
                <text:p text:style-name="P29">be self-paced</text:p>
              </text:list-item>
              <text:list-item>
                <text:p text:style-name="P29">be easily referenced</text:p>
              </text:list-item>
              <text:list-item>
                <text:p text:style-name="P29">provide direct access (to materials and resources)</text:p>
              </text:list-item>
            </text:list>
          </table:table-cell>
        </table:table-row>
        <table:table-row>
          <table:table-cell table:style-name="Table3.A2" office:value-type="string">
            <text:p text:style-name="P7">Conclusion</text:p>
          </table:table-cell>
          <table:table-cell table:style-name="Table3.B6" office:value-type="string">
            <text:p text:style-name="P15">High-achievers do well in Online Learning as much as they do in face-to-face, but it is unclear whether or not low-achievers are disadvantaged by the absence of face-to-face tuition.</text:p>
          </table:table-cell>
        </table:table-row>
        <table:table-row>
          <table:table-cell table:style-name="Table3.A2" office:value-type="string">
            <text:p text:style-name="P7">URL Link</text:p>
          </table:table-cell>
          <table:table-cell table:style-name="Table3.B6" office:value-type="string">
            <text:p text:style-name="P12"><text:a xlink:type="simple" xlink:href="https://citeseerx.ist.psu.edu/viewdoc/download?doi=10.1.1.17.331&amp;rep=rep1&amp;type=pdf" text:style-name="Internet_20_link" text:visited-style-name="Visited_20_Internet_20_Link"><text:span text:style-name="T6">https://citeseerx.ist.psu.edu/viewdoc/download?doi=10.1.1.17.331&amp;rep=rep1&amp;type=pdf</text:span></text:a></text:p>
          </table:table-cell>
        </table:table-row>
      </table:table>
      <text:p text:style-name="P6"/>
      <text:p text:style-name="P2"/>
      <text:p text:style-name="P21">Review of <text:span text:style-name="T4">Literature &amp; Studies</text:span></text:p>
      <text:p text:style-name="P20"><text:span text:style-name="T1"><text:tab/></text:span><text:span text:style-name="T7">Python has been the leading </text:span><text:span text:style-name="T8">&amp; in the top 5 </text:span><text:span text:style-name="T7">programming language across the tech industry </text:span><text:span text:style-name="T8">since late 2018, and as it seems, it will continue to exceed that in the future. Add its being free and open source to the list, plus its easily readable syntax, it has been contributing majorly to the software industry. There have been studies and investigations comparing Python to other languages and how it is a faster language to code in, and they have been very relevant to the language’s reputation. Thus, teaching it to students as a first programming language and an introduction to programming is an excellent move to make. </text:span></text:p>
      <text:p text:style-name="P20"/>
      <text:p text:style-name="P19"><text:tab/><text:span text:style-name="T9">In Meszarosova’s </text:span><text:span text:style-name="T10">(2016)</text:span><text:span text:style-name="T9"> study, we can draw out that Python has many factors making it a considerable language to learn and teach to schools, in general. </text:span><text:span text:style-name="T10">L</text:span><text:span text:style-name="T9">earning a programming language has its challenges itself as well. Which where visual learning comes in, as visual learning can have a positive impact on </text:span><text:span text:style-name="T10">a</text:span><text:span text:style-name="T9"> student’s learning </text:span><text:span text:style-name="T10">(Derus, 2012)</text:span><text:span text:style-name="T9">. </text:span><text:span text:style-name="T10">But with the new normal of online learning, learning programming languages becomes easier and more direct, self-taught or with an online class. Online learning can be self-paced, easily referenced, and provide direct access to study materials and resources (Maltby, 2003).</text:span></text:p>
      <text:p text:style-name="P19"/>
      <text:p text:style-name="P19"><text:tab/><text:span text:style-name="T10">Learning Python, a visually easy programming language, is at its best time to be learned. Opportunities may come and go, learning Python will still bring relevan</text:span><text:span text:style-name="T11">ce in the software industry. Online learning is also very relevant at this time and age, which is a key factor in learning Pyth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5:22:06.336111771</meta:creation-date>
    <dc:title>BAG</dc:title>
    <meta:editing-duration>PT1H32M49S</meta:editing-duration>
    <meta:editing-cycles>5</meta:editing-cycles>
    <meta:generator>LibreOffice/6.4.6.2$Linux_X86_64 LibreOffice_project/40$Build-2</meta:generator>
    <meta:initial-creator>Ahmad Badron</meta:initial-creator>
    <dc:date>2021-03-24T13:56:41.622565002</dc:date>
    <dc:creator>Ahmad Badron</dc:creator>
    <meta:document-statistic meta:table-count="3" meta:image-count="0" meta:object-count="0" meta:page-count="3" meta:paragraph-count="66" meta:word-count="627" meta:character-count="4615" meta:non-whitespace-character-count="4069"/>
    <meta:template xlink:type="simple" xlink:actuate="onRequest" xlink:title="BAG" xlink:href="../../../../../../../Templates/BAG.ott" meta:date="2021-03-23T15:21:56.065622916"/>
  </office:meta>
</office:document-meta>
</file>